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d5f" officeooo:paragraph-rsid="000aa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 front-end web developer working out of Pittsburgh with a background in the I.T field. I have been around computers my entire life and worked on many projects that involve using modern techniques <text:s/>in the space today.</text:p>
      <text:p text:style-name="P1"/>
      <text:p text:style-name="P1">I have worked in many field that have involv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6-10-10T18:57:02.013236795</meta:creation-date>
    <dc:date>2016-10-10T19:04:46.953012736</dc:date>
    <dc:creator>mike </dc:creator>
    <meta:editing-duration>PT7M46S</meta:editing-duration>
    <meta:editing-cycles>1</meta:editing-cycles>
    <meta:generator>LibreOffice/5.0.3.2$Linux_X86_64 LibreOffice_project/00m0$Build-2</meta:generator>
    <meta:document-statistic meta:table-count="0" meta:image-count="0" meta:object-count="0" meta:page-count="1" meta:paragraph-count="2" meta:word-count="48" meta:character-count="269" meta:non-whitespace-character-count="221"/>
  </office:meta>
</office:document-meta>
</file>